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8DE000000AAE1484D2DBDF03D25.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Normal_20__28_Web_29_">
      <style:paragraph-properties fo:margin-top="0cm" fo:margin-bottom="0.494cm" loext:contextual-spacing="false"/>
    </style:style>
    <style:style style:name="P2" style:family="paragraph" style:parent-style-name="Normal_20__28_Web_29_">
      <style:paragraph-properties fo:margin-top="0.494cm" fo:margin-bottom="0.494cm" loext:contextual-spacing="false"/>
    </style:style>
    <style:style style:name="P3" style:family="paragraph" style:parent-style-name="Standard">
      <style:text-properties style:font-name-complex="Calibri1"/>
    </style:style>
    <style:style style:name="P4" style:family="paragraph" style:parent-style-name="Standard">
      <style:paragraph-properties fo:margin-top="0cm" fo:margin-bottom="0cm" loext:contextual-spacing="false"/>
    </style:style>
    <style:style style:name="P5" style:family="paragraph" style:parent-style-name="Standard" style:master-page-name="Standard">
      <style:paragraph-properties fo:margin-top="0cm" fo:margin-bottom="0cm" loext:contextual-spacing="false" style:page-number="auto"/>
    </style:style>
    <style:style style:name="P6" style:family="paragraph">
      <loext:graphic-properties draw:fill="none"/>
      <style:paragraph-properties fo:text-align="center"/>
      <style:text-properties fo:font-size="18pt"/>
    </style:style>
    <style:style style:name="T1" style:family="text">
      <style:text-properties fo:font-size="10pt" style:font-size-asian="10pt" style:font-size-complex="10pt"/>
    </style:style>
    <style:style style:name="T2" style:family="text">
      <style:text-properties fo:font-size="10pt" style:font-size-asian="10pt" style:font-name-complex="Calibri1" style:font-size-complex="10pt"/>
    </style:style>
    <style:style style:name="T3" style:family="text">
      <style:text-properties fo:language="fi" fo:country="FI"/>
    </style:style>
    <style:style style:name="T4" style:family="text">
      <style:text-properties fo:language="fi" fo:country="FI" style:font-name-complex="Calibri1"/>
    </style:style>
    <style:style style:name="T5" style:family="text">
      <style:text-properties style:font-name-complex="Calibri1"/>
    </style:style>
    <style:style style:name="T6" style:family="text">
      <style:text-properties style:font-name="Calibri" fo:font-size="11pt" style:font-size-asian="11pt" style:font-name-complex="Calibri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vertical-align="top" draw:auto-grow-height="false" fo:min-height="0.598cm" fo:min-width="0.347cm" fo:padding-top="0.125cm" fo:padding-bottom="0.125cm" fo:padding-left="0.25cm" fo:padding-right="0.25cm" fo:wrap-option="wrap" fo:margin-left="0cm" fo:margin-right="0cm" fo:margin-top="0cm" fo:margin-bottom="0cm" style:run-through="foreground" style:vertical-pos="top" style:vertical-rel="baseline" style:horizontal-pos="from-left" style:horizontal-rel="paragraph" draw:wrap-influence-on-position="once-concurrent" loext:allow-overlap="true"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NRK Kvensk</text:p>
      <text:p text:style-name="P4"><text:span text:style-name="T1">Tekst til nettsiden: </text:span><text:span text:style-name="T2">Alfred Bietilæ</text:span></text:p>
      <text:p text:style-name="P4"><text:span text:style-name="T1">Oversatt til kvensk av Kainun institutti – Kvensk institutt 18.04.2018 / Pirjo Paavalniemi</text:span><text:bookmark text:name="_GoBack"/></text:p>
      <text:p text:style-name="Standard"/>
      <text:p text:style-name="Standard"/>
      <text:p text:style-name="Standard"><text:span text:style-name="T3">– Koko kylän väki oli myötä ko venheen panthiin merele, muistelee vesisaarilainen </text:span><text:span text:style-name="T4">Alfred Bietilæ. Tässä programissa hän muistelee venheestä «Steinstrand» jonka pykäthiin Vesisaaressa ja panthiin merele vuona 1919, ja kans suomalaisten siirtymisestä Vesisaarheen. </text:span></text:p>
      <text:p text:style-name="Standard"><text:span text:style-name="T3">Vuona 1991 kohtas programinjohtaja Anna Dahl vesisaarilaisen </text:span><text:span text:style-name="T4">Alfred Bietilæn. Programissa «Kort møte med Alfred Bietilæ» hæn muistelee kunka venheen rakenethiin ja panthiin merele, ja neittytmatkasta Murmanskhiin, ja evakueeringista ko venheen upotethiin mutta ei kuiten tuhottu. Vuona 1991 oon vene valmis hävitettäväksi, eikä Bietilæ usko ette sen saattaa restaureerata. </text:span></text:p>
      <text:p text:style-name="Standard"><text:span text:style-name="T5">Programin näytethiin 28.01.1991</text:span></text:p>
      <text:p text:style-name="Standard"/>
      <text:p text:style-name="Standard"/>
      <text:p text:style-name="Standard"><text:span text:style-name="T5">– Hele bygda var med da båten ble sjøsatt, forteller Alfred Bietilæ fra Vadsø. I dette programmet forteller han om båten «Steinstrand» som ble bygd i Vadsø og sjøsatt i 1919 og han forteller om den finske innvandringen til Vadsø.</text:span></text:p>
      <text:p text:style-name="P1"><text:span text:style-name="T6">I 1991 møtte programleder Anna Dahl Johnsen Alfred Bietilæ. I programmet «Kort møte med Alfred Bietilæ» forteller han om byggingen, om sjøsettingen, og jomfruturen til Murmansk og om evakueringen da båten ble senket, men ikke ødelagt. I 1991 er båten klar for kondemnering og Bietilæ har ingen tro på at den kan restaureres. </text:span><text:span text:style-name="T6"><draw:custom-shape text:anchor-type="as-char" draw:z-index="0" draw:style-name="gr1" draw:text-style-name="P6" svg:width="0.847cm" svg:height="0.847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span></text:p>
      <text:p text:style-name="P2"><text:span text:style-name="T6">Programmet ble sendt 28.1.1991.</text:span></text:p>
      <text:p text:style-name="P3"/>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Noto Sans Devanagari1" svg:font-family="'Noto Sans Devanagari'" style:font-family-generic="swiss"/>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1pt" fo:language="nb" fo:country="NO" style:letter-kerning="false" style:font-name-asian="Times New Roman1" style:font-size-asian="10pt" style:language-asian="nb" style:country-asian="NO" style:font-name-complex="Times New Roman1" style:font-size-complex="10pt" style:language-complex="ar" style:country-complex="SA" fo:hyphenate="false"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default-outline-level="" style:class="extra">
      <style:paragraph-properties>
        <style:tab-stops>
          <style:tab-stop style:position="8.795cm" style:type="center"/>
          <style:tab-stop style:position="17.59cm" style:type="right"/>
        </style:tab-stops>
      </style:paragraph-properties>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nb" style:country-asian="NO"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2.54cm" fo:margin-bottom="1.249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office:automatic-styles>
  <office:master-styles>
    <style:master-page style:name="Standard" style:page-layout-name="Mpm1">
      <style:footer>
        <text:p text:style-name="Footer"><draw:frame draw:style-name="Mfr1" draw:name="Bilde 1" text:anchor-type="as-char" svg:width="15.24cm" svg:height="1.141cm" draw:z-index="1"><draw:image xlink:href="Pictures/10000201000008DE000000AAE1484D2DBDF03D25.png" xlink:type="simple" xlink:show="embed" xlink:actuate="onLoad" loext:mime-type="image/png"/><svg:desc>bred_osoite1_vari</svg:desc></draw:frame></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Pirjo Paavalniemi</meta:initial-creator>
    <dc:creator>Pirjo Paavalniemi</dc:creator>
    <meta:editing-cycles>8</meta:editing-cycles>
    <meta:print-date>2007-06-07T11:27:00</meta:print-date>
    <meta:creation-date>2018-04-18T16:41:00</meta:creation-date>
    <dc:date>2019-03-04T09:25:00</dc:date>
    <meta:editing-duration>PT15M</meta:editing-duration>
    <meta:generator>LibreOffice/6.4.6.2$Linux_X86_64 LibreOffice_project/40$Build-2</meta:generator>
    <meta:document-statistic meta:table-count="0" meta:image-count="1" meta:object-count="0" meta:page-count="1" meta:paragraph-count="10" meta:word-count="198" meta:character-count="1387" meta:non-whitespace-character-count="1192"/>
    <meta:user-defined meta:name="AppVersion">16.0000</meta:user-defined>
    <meta:user-defined meta:name="Company">Kvensk Institut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word-mal.dotx" xlink:href=""/>
  </office:meta>
</office:document-meta>
</file>